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2.134cm"/>
    </style:style>
    <style:style style:name="gr5" style:family="graphic" style:parent-style-name="standard">
      <style:graphic-properties draw:stroke="none" svg:stroke-color="#000000" draw:fill="none" draw:fill-color="#ffffff" fo:min-height="2.367cm"/>
    </style:style>
    <style:style style:name="gr6" style:family="graphic" style:parent-style-name="standard">
      <style:graphic-properties draw:marker-end="Arrow" draw:marker-end-width="0.2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98cm"/>
    </style:style>
    <style:style style:name="gr8" style:family="graphic" style:parent-style-name="standard">
      <style:graphic-properties draw:stroke="none" svg:stroke-color="#000000" draw:fill="none" draw:fill-color="#ffffff" fo:min-height="1.632cm"/>
    </style:style>
    <style:style style:name="gr9" style:family="graphic" style:parent-style-name="standard">
      <style:graphic-properties draw:stroke="none" svg:stroke-color="#000000" draw:fill="none" draw:fill-color="#ffffff" fo:min-height="1.633cm"/>
    </style:style>
    <style:style style:name="gr10" style:family="graphic" style:parent-style-name="standard">
      <style:graphic-properties draw:stroke="none" svg:stroke-color="#000000" draw:fill="none" draw:fill-color="#ffffff" fo:min-height="1.725cm"/>
    </style:style>
    <style:style style:name="gr11" style:family="graphic" style:parent-style-name="standard">
      <style:graphic-properties draw:stroke="none" svg:stroke-color="#000000" draw:fill="none" draw:fill-color="#ffffff" fo:min-height="1.726cm"/>
    </style:style>
    <style:style style:name="gr12" style:family="graphic" style:parent-style-name="standard">
      <style:graphic-properties draw:stroke="none" svg:stroke-color="#000000" draw:fill="none" draw:fill-color="#ffffff" fo:min-height="1.831cm"/>
    </style:style>
    <style:style style:name="gr13" style:family="graphic" style:parent-style-name="standard">
      <style:graphic-properties draw:stroke="none" svg:stroke-color="#000000" draw:fill="none" draw:fill-color="#ffffff" fo:min-height="0.997cm"/>
    </style:style>
    <style:style style:name="gr14" style:family="graphic" style:parent-style-name="standard">
      <style:graphic-properties draw:stroke="none" svg:stroke-color="#000000" draw:fill="none" draw:fill-color="#ffffff" fo:min-height="1.059cm"/>
    </style:style>
    <style:style style:name="gr15" style:family="graphic" style:parent-style-name="standard">
      <style:graphic-properties draw:stroke="none" svg:stroke-color="#000000" draw:fill="none" draw:fill-color="#ffffff" fo:min-height="0.869cm"/>
    </style:style>
    <style:style style:name="gr16" style:family="graphic" style:parent-style-name="standard">
      <style:graphic-properties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fo:min-height="0.7cm"/>
    </style:style>
    <style:style style:name="gr18" style:family="graphic" style:parent-style-name="standard">
      <style:graphic-properties draw:stroke="none" svg:stroke-color="#000000" draw:fill="none" draw:fill-color="#ffffff" fo:min-height="0.95cm"/>
    </style:style>
    <style:style style:name="gr19" style:family="graphic" style:parent-style-name="standard">
      <style:graphic-properties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1pt" style:font-size-asian="14pt" style:font-size-complex="14pt"/>
    </style:style>
    <style:style style:name="P4" style:family="paragraph">
      <style:paragraph-properties fo:text-align="center"/>
      <style:text-properties fo:font-size="12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id="id1" draw:layer="layout" svg:width="2.551cm" svg:height="2.422cm" svg:x="7.678cm" svg:y="3.88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2.55cm" svg:height="2.422cm" svg:x="13.32cm" svg:y="3.88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2.549cm" svg:height="2.422cm" svg:x="18.885cm" svg:y="3.88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2.551cm" svg:height="2.421cm" svg:x="7.678cm" svg:y="9.34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2.55cm" svg:height="2.421cm" svg:x="13.32cm" svg:y="9.34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2.549cm" svg:height="2.421cm" svg:x="18.885cm" svg:y="9.347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2.551cm" svg:height="2.422cm" svg:x="7.678cm" svg:y="14.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2.55cm" svg:height="2.422cm" svg:x="13.32cm" svg:y="14.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2.549cm" svg:height="2.422cm" svg:x="18.885cm" svg:y="14.8cm">
          <text:p text:style-name="P1">8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229cm" svg:y1="5.099cm" svg:x2="13.32cm" svg:y2="5.099cm" draw:start-shape="id1" draw:start-glue-point="1" draw:end-shape="id2" draw:end-glue-point="3" svg:d="m10229 5099h3091">
          <text:p/>
        </draw:connector>
        <draw:connector draw:style-name="gr2" draw:text-style-name="P1" draw:layer="layout" svg:x1="15.87cm" svg:y1="5.099cm" svg:x2="18.885cm" svg:y2="5.099cm" draw:start-shape="id2" draw:start-glue-point="1" draw:end-shape="id3" draw:end-glue-point="3" svg:d="m15870 5099h3015">
          <text:p/>
        </draw:connector>
        <draw:connector draw:style-name="gr2" draw:text-style-name="P1" draw:layer="layout" svg:x1="20.159cm" svg:y1="9.347cm" svg:x2="20.159cm" svg:y2="6.31cm" draw:start-shape="id4" draw:start-glue-point="0" draw:end-shape="id3" draw:end-glue-point="2" svg:d="m20159 9347v-3037">
          <text:p/>
        </draw:connector>
        <draw:connector draw:style-name="gr2" draw:text-style-name="P1" draw:layer="layout" svg:x1="14.595cm" svg:y1="9.347cm" svg:x2="14.595cm" svg:y2="6.31cm" draw:start-shape="id5" draw:start-glue-point="0" draw:end-shape="id2" draw:end-glue-point="2" svg:d="m14595 9347v-3037">
          <text:p/>
        </draw:connector>
        <draw:connector draw:style-name="gr2" draw:text-style-name="P1" draw:layer="layout" svg:x1="8.953cm" svg:y1="9.347cm" svg:x2="8.953cm" svg:y2="6.31cm" draw:start-shape="id6" draw:start-glue-point="0" draw:end-shape="id1" draw:end-glue-point="2" svg:d="m8953 9347v-3037">
          <text:p/>
        </draw:connector>
        <draw:connector draw:style-name="gr2" draw:text-style-name="P1" draw:layer="layout" svg:x1="8.953cm" svg:y1="14.8cm" svg:x2="8.953cm" svg:y2="11.768cm" draw:start-shape="id7" draw:start-glue-point="0" draw:end-shape="id6" draw:end-glue-point="2" svg:d="m8953 14800v-3032">
          <text:p/>
        </draw:connector>
        <draw:connector draw:style-name="gr2" draw:text-style-name="P1" draw:layer="layout" svg:x1="14.595cm" svg:y1="14.8cm" svg:x2="14.595cm" svg:y2="11.768cm" draw:start-shape="id8" draw:start-glue-point="0" draw:end-shape="id5" draw:end-glue-point="2" svg:d="m14595 14800v-3032">
          <text:p/>
        </draw:connector>
        <draw:connector draw:style-name="gr2" draw:text-style-name="P1" draw:layer="layout" svg:x1="20.159cm" svg:y1="14.8cm" svg:x2="20.159cm" svg:y2="11.768cm" draw:start-shape="id9" draw:start-glue-point="0" draw:end-shape="id4" draw:end-glue-point="2" svg:d="m20159 14800v-3032">
          <text:p/>
        </draw:connector>
        <draw:connector draw:style-name="gr2" draw:text-style-name="P1" draw:layer="layout" svg:x1="18.885cm" svg:y1="16.011cm" svg:x2="15.87cm" svg:y2="16.011cm" draw:start-shape="id9" draw:start-glue-point="3" draw:end-shape="id8" draw:end-glue-point="1" svg:d="m18885 16011h-3015">
          <text:p/>
        </draw:connector>
        <draw:connector draw:style-name="gr2" draw:text-style-name="P1" draw:layer="layout" svg:x1="13.32cm" svg:y1="16.011cm" svg:x2="10.229cm" svg:y2="16.011cm" draw:start-shape="id8" draw:start-glue-point="3" draw:end-shape="id7" draw:end-glue-point="1" svg:d="m13320 16011h-3091">
          <text:p/>
        </draw:connector>
        <draw:custom-shape draw:style-name="gr3" draw:text-style-name="P1" draw:id="id10" draw:layer="layout" svg:width="2.259cm" svg:height="1.71cm" svg:x="2.7cm" svg:y="15.7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2" draw:layer="layout" svg:width="2.857cm" svg:height="2.384cm" svg:x="2.693cm" svg:y="17.55cm">
          <draw:text-box>
            <text:p text:style-name="P1"><text:span text:style-name="T1">MA</text:span></text:p>
            <text:p text:style-name="P1"><text:span text:style-name="T1">MC</text:span></text:p>
          </draw:text-box>
        </draw:frame>
        <draw:connector draw:style-name="gr2" draw:text-style-name="P1" draw:layer="layout" draw:type="curve" svg:x1="4.959cm" svg:y1="16.605cm" svg:x2="7.678cm" svg:y2="16.011cm" draw:start-shape="id10" draw:start-glue-point="8" draw:end-shape="id7" draw:end-glue-point="3" svg:d="m4959 16605c2038 0 679-594 2719-594">
          <text:p/>
        </draw:connector>
        <draw:custom-shape draw:style-name="gr3" draw:text-style-name="P1" draw:id="id11" draw:layer="layout" svg:width="2.097cm" svg:height="1.543cm" svg:x="24.603cm" svg:y="3.10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2" draw:layer="layout" svg:width="2.857cm" svg:height="2.617cm" svg:x="24.2cm" svg:y="1.583cm">
          <draw:text-box>
            <text:p text:style-name="P1"><text:span text:style-name="T1">MB</text:span></text:p>
            <text:p text:style-name="P1"><text:span text:style-name="T1">MZ</text:span></text:p>
          </draw:text-box>
        </draw:frame>
        <draw:connector draw:style-name="gr2" draw:text-style-name="P1" draw:layer="layout" draw:type="curve" svg:x1="24.603cm" svg:y1="3.878cm" svg:x2="21.434cm" svg:y2="5.099cm" draw:start-shape="id11" draw:start-glue-point="6" draw:end-shape="id3" draw:end-glue-point="1" svg:d="m24603 3878c-2377 0-793 1221-3169 1221">
          <text:p/>
        </draw:connector>
        <draw:line draw:style-name="gr6" draw:text-style-name="P1" draw:layer="layout" svg:x1="18.344cm" svg:y1="4.187cm" svg:x2="16.257cm" svg:y2="4.187cm">
          <text:p/>
        </draw:line>
        <draw:line draw:style-name="gr6" draw:text-style-name="P1" draw:layer="layout" svg:x1="12.857cm" svg:y1="4.187cm" svg:x2="10.77cm" svg:y2="4.187cm">
          <text:p/>
        </draw:line>
        <draw:line draw:style-name="gr6" draw:text-style-name="P1" draw:layer="layout" svg:x1="8.374cm" svg:y1="6.916cm" svg:x2="8.374cm" svg:y2="8.584cm">
          <text:p/>
        </draw:line>
        <draw:line draw:style-name="gr6" draw:text-style-name="P1" draw:layer="layout" svg:x1="13.938cm" svg:y1="6.916cm" svg:x2="13.938cm" svg:y2="8.584cm">
          <text:p/>
        </draw:line>
        <draw:line draw:style-name="gr6" draw:text-style-name="P1" draw:layer="layout" svg:x1="19.502cm" svg:y1="6.84cm" svg:x2="19.502cm" svg:y2="8.508cm">
          <text:p/>
        </draw:line>
        <draw:line draw:style-name="gr6" draw:text-style-name="P1" draw:layer="layout" svg:x1="8.374cm" svg:y1="12.375cm" svg:x2="8.374cm" svg:y2="14.043cm">
          <text:p/>
        </draw:line>
        <draw:line draw:style-name="gr6" draw:text-style-name="P1" draw:layer="layout" svg:x1="13.938cm" svg:y1="12.375cm" svg:x2="13.938cm" svg:y2="14.043cm">
          <text:p/>
        </draw:line>
        <draw:line draw:style-name="gr6" draw:text-style-name="P1" draw:layer="layout" svg:x1="19.502cm" svg:y1="12.375cm" svg:x2="19.502cm" svg:y2="14.043cm">
          <text:p/>
        </draw:line>
        <draw:line draw:style-name="gr6" draw:text-style-name="P1" draw:layer="layout" svg:x1="10.924cm" svg:y1="16.62cm" svg:x2="12.701cm" svg:y2="16.62cm">
          <text:p/>
        </draw:line>
        <draw:line draw:style-name="gr6" draw:text-style-name="P1" draw:layer="layout" svg:x1="16.488cm" svg:y1="16.62cm" svg:x2="18.265cm" svg:y2="16.62cm">
          <text:p/>
        </draw:line>
        <draw:frame draw:style-name="gr7" draw:text-style-name="P3" draw:layer="layout" svg:width="2.858cm" svg:height="1.248cm" svg:x="10.393cm" svg:y="16.94cm">
          <draw:text-box>
            <text:p text:style-name="P3">MC<text:span text:style-name="T2">XH</text:span></text:p>
          </draw:text-box>
        </draw:frame>
        <draw:line draw:style-name="gr6" draw:text-style-name="P1" draw:layer="layout" svg:x1="15.175cm" svg:y1="14.043cm" svg:x2="15.175cm" svg:y2="12.375cm">
          <text:p/>
        </draw:line>
        <draw:line draw:style-name="gr6" draw:text-style-name="P1" draw:layer="layout" svg:x1="15.175cm" svg:y1="8.584cm" svg:x2="15.175cm" svg:y2="6.916cm">
          <text:p/>
        </draw:line>
        <draw:line draw:style-name="gr6" draw:text-style-name="P1" draw:layer="layout" svg:x1="9.61cm" svg:y1="14.043cm" svg:x2="9.61cm" svg:y2="12.375cm">
          <text:p/>
        </draw:line>
        <draw:line draw:style-name="gr6" draw:text-style-name="P1" draw:layer="layout" svg:x1="9.688cm" svg:y1="8.584cm" svg:x2="9.688cm" svg:y2="6.916cm">
          <text:p/>
        </draw:line>
        <draw:line draw:style-name="gr6" draw:text-style-name="P1" draw:layer="layout" svg:x1="20.739cm" svg:y1="8.584cm" svg:x2="20.739cm" svg:y2="6.916cm">
          <text:p/>
        </draw:line>
        <draw:line draw:style-name="gr6" draw:text-style-name="P1" draw:layer="layout" svg:x1="20.739cm" svg:y1="14.043cm" svg:x2="20.739cm" svg:y2="12.375cm">
          <text:p/>
        </draw:line>
        <draw:frame draw:style-name="gr7" draw:text-style-name="P3" draw:layer="layout" svg:width="3.631cm" svg:height="1.248cm" svg:x="15.66cm" svg:y="16.94cm">
          <draw:text-box>
            <text:p text:style-name="P3">MC<text:span text:style-name="T2">(X-1)H</text:span></text:p>
          </draw:text-box>
        </draw:frame>
        <draw:frame draw:style-name="gr8" draw:text-style-name="P3" draw:layer="layout" svg:width="2.859cm" svg:height="1.882cm" svg:x="16.05cm" svg:y="2.5cm">
          <draw:text-box>
            <text:p text:style-name="P3">MZ</text:p>
            <text:p text:style-name="P3">MB<text:span text:style-name="T2">XH</text:span></text:p>
          </draw:text-box>
        </draw:frame>
        <draw:frame draw:style-name="gr9" draw:text-style-name="P3" draw:layer="layout" svg:width="3.324cm" svg:height="1.883cm" svg:x="10.255cm" svg:y="2.444cm">
          <draw:text-box>
            <text:p text:style-name="P3">MZ</text:p>
            <text:p text:style-name="P3">MB<text:span text:style-name="T2">(X-1)H</text:span></text:p>
          </draw:text-box>
        </draw:frame>
        <draw:frame draw:style-name="gr10" draw:text-style-name="P3" draw:layer="layout" svg:width="2.857cm" svg:height="1.975cm" svg:x="17.4cm" svg:y="6.825cm">
          <draw:text-box>
            <text:p text:style-name="P3"><text:span text:style-name="T3">MA</text:span><text:span text:style-name="T2">H</text:span></text:p>
            <text:p text:style-name="P3">MZ</text:p>
            <text:p text:style-name="P3">MB<text:span text:style-name="T2">RH</text:span></text:p>
          </draw:text-box>
        </draw:frame>
        <draw:frame draw:style-name="gr10" draw:text-style-name="P3" draw:layer="layout" svg:width="3.244cm" svg:height="1.975cm" svg:x="17.106cm" svg:y="12.275cm">
          <draw:text-box>
            <text:p text:style-name="P3"><text:span text:style-name="T3">MA</text:span><text:span text:style-name="T2">2H</text:span></text:p>
            <text:p text:style-name="P3">MZ</text:p>
            <text:p text:style-name="P3">MB<text:span text:style-name="T2">(R-1)H</text:span></text:p>
          </draw:text-box>
        </draw:frame>
        <draw:frame draw:style-name="gr11" draw:text-style-name="P3" draw:layer="layout" svg:width="2.859cm" svg:height="1.976cm" svg:x="6.108cm" svg:y="6.959cm">
          <draw:text-box>
            <text:p text:style-name="P3"><text:span text:style-name="T3">MA</text:span><text:span text:style-name="T2">H</text:span></text:p>
            <text:p text:style-name="P3">MZ</text:p>
            <text:p text:style-name="P3">MB<text:span text:style-name="T2">RH</text:span></text:p>
          </draw:text-box>
        </draw:frame>
        <draw:frame draw:style-name="gr11" draw:text-style-name="P3" draw:layer="layout" svg:width="3.245cm" svg:height="1.976cm" svg:x="5.724cm" svg:y="12.443cm">
          <draw:text-box>
            <text:p text:style-name="P3"><text:span text:style-name="T3">MA</text:span><text:span text:style-name="T2">2H</text:span></text:p>
            <text:p text:style-name="P3">MZ</text:p>
            <text:p text:style-name="P3">MB<text:span text:style-name="T2">(R-1)H</text:span></text:p>
          </draw:text-box>
        </draw:frame>
        <draw:frame draw:style-name="gr12" draw:text-style-name="P3" draw:layer="layout" svg:width="2.858cm" svg:height="2.081cm" svg:x="11.792cm" svg:y="6.819cm">
          <draw:text-box>
            <text:p text:style-name="P3"><text:span text:style-name="T3">MA</text:span><text:span text:style-name="T2">H</text:span></text:p>
            <text:p text:style-name="P4">MZ</text:p>
            <text:p text:style-name="P4">MB<text:span text:style-name="T2">RH</text:span></text:p>
          </draw:text-box>
        </draw:frame>
        <draw:frame draw:style-name="gr12" draw:text-style-name="P3" draw:layer="layout" svg:width="3.244cm" svg:height="2.081cm" svg:x="11.4cm" svg:y="12.25cm">
          <draw:text-box>
            <text:p text:style-name="P3"><text:span text:style-name="T3">MA</text:span><text:span text:style-name="T2">2H</text:span></text:p>
            <text:p text:style-name="P4">MZ</text:p>
            <text:p text:style-name="P4">MB<text:span text:style-name="T2">(R-1)H</text:span></text:p>
          </draw:text-box>
        </draw:frame>
        <draw:frame draw:style-name="gr13" draw:text-style-name="P3" draw:layer="layout" svg:width="2.858cm" svg:height="1.247cm" svg:x="14.4cm" svg:y="12.9cm">
          <draw:text-box>
            <text:p text:style-name="P3">MC<text:span text:style-name="T2">RH</text:span></text:p>
          </draw:text-box>
        </draw:frame>
        <draw:frame draw:style-name="gr14" draw:text-style-name="P4" draw:layer="layout" svg:width="2.858cm" svg:height="1.309cm" svg:x="8.892cm" svg:y="12.9cm">
          <draw:text-box>
            <text:p text:style-name="P4">MC<text:span text:style-name="T2">RH</text:span></text:p>
          </draw:text-box>
        </draw:frame>
        <draw:frame draw:style-name="gr13" draw:text-style-name="P3" draw:layer="layout" svg:width="3.244cm" svg:height="1.247cm" svg:x="14.356cm" svg:y="7.45cm">
          <draw:text-box>
            <text:p text:style-name="P3">MC<text:span text:style-name="T2">(R-1)H</text:span></text:p>
          </draw:text-box>
        </draw:frame>
        <draw:frame draw:style-name="gr13" draw:text-style-name="P3" draw:layer="layout" svg:width="3.244cm" svg:height="1.247cm" svg:x="20.06cm" svg:y="7.467cm">
          <draw:text-box>
            <text:p text:style-name="P3">MC<text:span text:style-name="T2">(R-1)H</text:span></text:p>
          </draw:text-box>
        </draw:frame>
        <draw:frame draw:style-name="gr15" draw:text-style-name="P4" draw:layer="layout" svg:width="2.365cm" svg:height="1.119cm" svg:x="9.456cm" svg:y="7.343cm">
          <draw:text-box>
            <text:p text:style-name="P4">MC<text:span text:style-name="T2">(R-1)H</text:span></text:p>
          </draw:text-box>
        </draw:frame>
        <draw:frame draw:style-name="gr7" draw:text-style-name="P3" draw:layer="layout" svg:width="2.859cm" svg:height="1.248cm" svg:x="20.06cm" svg:y="12.937cm">
          <draw:text-box>
            <text:p text:style-name="P3">MC<text:span text:style-name="T2">RH</text:span></text:p>
          </draw:text-box>
        </draw:frame>
        <draw:line draw:style-name="gr6" draw:text-style-name="P1" draw:layer="layout" svg:x1="18.358cm" svg:y1="15.349cm" svg:x2="16.271cm" svg:y2="15.349cm">
          <text:p/>
        </draw:line>
        <draw:line draw:style-name="gr6" draw:text-style-name="P1" draw:layer="layout" svg:x1="12.754cm" svg:y1="15.404cm" svg:x2="10.667cm" svg:y2="15.404cm">
          <text:p/>
        </draw:line>
        <draw:frame draw:style-name="gr7" draw:text-style-name="P3" draw:layer="layout" svg:width="3.631cm" svg:height="1.248cm" svg:x="15.605cm" svg:y="14.418cm">
          <draw:text-box>
            <text:p text:style-name="P3">MA<text:span text:style-name="T2">(X-1)H</text:span></text:p>
          </draw:text-box>
        </draw:frame>
        <draw:frame draw:style-name="gr7" draw:text-style-name="P3" draw:layer="layout" svg:width="3.631cm" svg:height="1.248cm" svg:x="10.008cm" svg:y="14.486cm">
          <draw:text-box>
            <text:p text:style-name="P3">MA<text:span text:style-name="T2">XH</text:span></text:p>
          </draw:text-box>
        </draw:frame>
        <draw:custom-shape draw:style-name="gr16" draw:text-style-name="P1" draw:layer="layout" svg:width="1.7cm" svg:height="2.4cm" svg:x="4.5cm" svg:y="3.8cm">
          <text:p/>
          <draw:enhanced-geometry svg:viewBox="0 0 21600 21600" draw:text-areas="0 0 ?f0 21600" draw:extrusion="false" draw:mirror-horizontal="true" draw:type="right-arrow-callout" draw:modifiers="6171.42857142857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17" draw:text-style-name="P2" draw:layer="layout" svg:width="4.159cm" svg:height="1.361cm" svg:x="1.191cm" svg:y="4.25cm">
          <draw:text-box>
            <text:p text:style-name="P2"><text:span text:style-name="T1">Верхняя линейка</text:span></text:p>
          </draw:text-box>
        </draw:frame>
        <draw:custom-shape draw:style-name="gr16" draw:text-style-name="P1" draw:layer="layout" svg:width="1.741cm" svg:height="2.4cm" svg:x="22.859cm" svg:y="14.75cm">
          <text:p/>
          <draw:enhanced-geometry svg:viewBox="0 0 21600 21600" draw:text-areas="0 0 ?f0 21600" draw:extrusion="false" draw:mirror-horizontal="false" draw:type="right-arrow-callout" draw:modifiers="6171.42857142857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18" draw:text-style-name="P2" draw:layer="layout" svg:width="4.45cm" svg:height="1.2cm" svg:x="24.5cm" svg:y="15.6cm">
          <draw:text-box>
            <text:p text:style-name="P2"><text:span text:style-name="T1">Нижняя линейка</text:span></text:p>
          </draw:text-box>
        </draw:frame>
        <draw:custom-shape draw:style-name="gr16" draw:text-style-name="P1" draw:layer="layout" svg:width="1.741cm" svg:height="3.2cm" svg:x="22.85cm" svg:y="9cm">
          <text:p/>
          <draw:enhanced-geometry svg:viewBox="0 0 21600 21600" draw:text-areas="0 0 ?f0 21600" draw:extrusion="false" draw:mirror-horizontal="false" draw:type="right-arrow-callout" draw:modifiers="6171.42857142857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17" draw:text-style-name="P2" draw:layer="layout" svg:width="4.45cm" svg:height="1.361cm" svg:x="24.45cm" svg:y="9.95cm">
          <draw:text-box>
            <text:p text:style-name="P2"><text:span text:style-name="T1">Промежуточные линейки</text:span></text:p>
          </draw:text-box>
        </draw:frame>
        <draw:frame draw:style-name="gr19" draw:layer="layout" svg:width="16.998cm" svg:height="2.994cm" svg:x="1.102cm" svg:y="1.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ustovit Michael</meta:initial-creator>
    <meta:creation-date>2010-03-31T22:48:51</meta:creation-date>
    <dc:date>2010-04-17T05:54:59</dc:date>
    <dc:creator>Pustovit Michael</dc:creator>
    <meta:editing-duration>PT13H49M46S</meta:editing-duration>
    <meta:editing-cycles>6</meta:editing-cycles>
    <meta:generator>OpenOffice.org/3.2$Linux OpenOffice.org_project/320m12$Build-9483</meta:generator>
    <meta:document-statistic meta:object-count="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 style:list-style-name="">
      <style:paragraph-properties fo:margin-left="0cm" fo:margin-right="0cm" fo:text-align="start" style:justify-single-word="false" fo:text-indent="0cm" style:auto-text-indent="false" fo:break-before="page" style:text-autospace="none"/>
      <style:text-properties fo:color="#000000" style:font-name="Monospace" fo:font-size="16pt" style:font-name-asian="Monospace" style:font-size-asian="16pt" style:font-name-complex="Monospace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Этап 3. Разработка схемы взаимодействия задач</text:h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90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